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normal" style:language-asian="ja" style:country-asian="JP" style:font-weight-asian="normal" style:font-weight-complex="normal"/>
    </style:style>
    <style:style style:name="P2" style:family="paragraph" style:parent-style-name="Standard">
      <style:paragraph-properties fo:break-before="page"/>
      <style:text-properties fo:font-weight="bold" style:language-asian="ja" style:country-asian="JP" style:font-weight-asian="bold" style:font-weight-complex="bold"/>
    </style:style>
    <style:style style:name="P3" style:family="paragraph" style:parent-style-name="Standard">
      <style:paragraph-properties fo:break-before="page"/>
      <style:text-properties fo:font-weight="normal" style:language-asian="ja" style:country-asian="JP" style:font-weight-asian="normal" style:font-weight-complex="normal"/>
    </style:style>
    <style:style style:name="P4" style:family="paragraph" style:parent-style-name="Standard">
      <style:paragraph-properties fo:break-before="page"/>
      <style:text-properties fo:font-weight="bold" style:language-asian="ja" style:country-asian="JP" style:font-weight-asian="bold" style:font-weight-complex="bold"/>
    </style:style>
    <style:style style:name="P5" style:family="paragraph" style:parent-style-name="Standard">
      <style:text-properties fo:font-weight="bold" style:language-asian="ja" style:country-asian="JP" style:font-weight-asian="bold" style:font-weight-complex="bold"/>
    </style:style>
    <style:style style:name="P6" style:family="paragraph" style:parent-style-name="Standard">
      <style:text-properties fo:font-weight="normal" style:language-asian="ja" style:country-asian="JP"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ＥＣサービス（汎用）</text:p>
      <text:p text:style-name="P1"><text:s/>私は、衣服などの商品を扱っているA社のITサービス部に所属するITサービスマネージャである。A社は店舗を持たず、東京に本社と物流拠点だけを展開し、ネット販売を行っている。従業員は約300人、登録顧客は約1万人で、我々の部門では、従業員に対するすべてのITサービス（販売管理や財務会計、電子メール、ファイルサーバ等のシステムで提供されている）と、登録顧客に対するネットショッピングサービス（以下、ECサービス）を提供している。</text:p>
      <text:p text:style-name="P1">　今回私が論述するITサービスは、このうちECサービスである。本サービスはECシステムで提供されており、内部規約で営業部門と次のようなSLAを締結している。</text:p>
      <text:p text:style-name="P1">・オンラインサービス提供時間は、24時間365日（計画停止を除く）</text:p>
      <text:p text:style-name="P1">・稼働率99.5%（月間で４時間の停止は許されない）</text:p>
      <text:p text:style-name="P1"><text:soft-page-break/><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1"><text:s/>ECサービスの利用者は、購入準備のためにECサービスの商品ページを見て回る。このようなウィンドウショッピング的な行動と購入履歴を分析して、新商品の開発につなげるための販売データ分析機能が存在している。　ITサービス部の下にサービスデスクが配置され、そこでは、ITサービスに関するサービス利用部門からの問い合わせに対して、サービスデスク要員がメールや電話で対応している。</text:p>
      <text:p text:style-name="P2">受注管理サービス</text:p>
      <text:p text:style-name="P1">　P社は、複合機・プリンターなどの印刷用機器及び関連商品をBtoBで販売する中堅企業である。A社のシステム部は受注システムのオンライン処理を受注業務サービスとして提供している。利用者は、A社の営業部の営業担当者である。利用者は、受注業務サービスを利用して商品の受注業務を行う。</text:p>
      <text:p text:style-name="P1">　受注システムが稼働する業務サーバのハードウェアの保守期限切れに伴い、システム部は受注システムを再構築し、新受注業務サービス（以下、新サービス）を提供することとなった。再構築前の受注システムは、システム障害の発生によって、利用者がサービスを提供することができない状態になることがあり、営業部から新サービスでは同じことが起こらないように注意されていた。新サービスでは、サービス可用性と保守性の向上が求められている点をサービスの特徴として挙げることができ<text:soft-page-break/>る。</text:p>
      <text:p text:style-name="P1"/>
      <text:p text:style-name="P1">　</text:p>
      <text:p text:style-name="P2">自動車販売管理システム</text:p>
      <text:p text:style-name="P1">　A社は医療品製造・販売会社であり、関東地区に本社、関西地区に支社、全国に生産工場を展開している。今回論述対象とするのは、製造部が利用する生産管理システムが提供する生産管理サービスであり、A社のIT子会社であるB社がサービスデスクを含めたITサービスとしてA社製造部に対して提供を行っている。加えて、A社は生産管理システムのアプリケーションプログラム管理およびシステム構成機器管理をB社に委託している。</text:p>
      <text:p text:style-name="P2">ＥＣサービス（ピーク）</text:p>
      <text:p text:style-name="P1"><text:s/>B社は、通信販売事業者であり、衣服などの商品をインターネットで検索して購入することが可能なITサービス（以下、ECサービス）を提供している。</text:p>
      <text:p text:style-name="P1"><text:s/>ECサービスはB社が開発・保守を実施するECシステムによって提供されており、B社情報システム部が運用を行っている。ECサービスは計画停止時間帯を除いて、24時間365日サービスの利用が可能である。</text:p>
      <text:p text:style-name="P1"><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5"><text:span text:style-name="T1"><text:s/>ECサービスの利用者は、購入準備のためにECサービス</text:span><text:soft-page-break/><text:span text:style-name="T1">の商品ページを見て回る。このようなウィンドウショッピング的な行動と購入履歴を分析して、新商品の開発につなげるための販売データ分析機能が存在している。</text:span></text:p>
      <text:p text:style-name="P2"><text:span text:style-name="T1"/></text:p>
      <text:p text:style-name="P1">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000000" style:layout-grid-lines="16" style:layout-grid-base-height="0.679cm" style:layout-grid-ruby-height="0.353cm" style:layout-grid-mode="both"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9T17:46:40.68</meta:creation-date>
    <dc:date>2024-02-24T12:55:05.57</dc:date>
    <meta:editing-duration>P14DT9H51M32S</meta:editing-duration>
    <meta:editing-cycles>76</meta:editing-cycles>
    <meta:generator>OpenOffice/4.1.13$Win32 OpenOffice.org_project/4113m1$Build-9810</meta:generator>
    <meta:document-statistic meta:table-count="0" meta:image-count="0" meta:object-count="0" meta:page-count="9" meta:paragraph-count="19" meta:word-count="1697" meta:character-count="1758"/>
  </office:meta>
</office:document-meta>
</file>